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021c" officeooo:paragraph-rsid="0007021c"/>
    </style:style>
    <style:style style:name="P2" style:family="paragraph" style:parent-style-name="Text_20_body">
      <style:text-properties officeooo:rsid="0007021c" officeooo:paragraph-rsid="00084432"/>
    </style:style>
    <style:style style:name="P3" style:family="paragraph" style:parent-style-name="Text_20_body">
      <style:text-properties officeooo:rsid="00084432" officeooo:paragraph-rsid="00084432"/>
    </style:style>
    <style:style style:name="P4" style:family="paragraph" style:parent-style-name="Text_20_body">
      <style:text-properties officeooo:rsid="00084432" officeooo:paragraph-rsid="0008796b"/>
    </style:style>
    <style:style style:name="P5" style:family="paragraph" style:parent-style-name="Text_20_body">
      <style:text-properties officeooo:rsid="000abc54" officeooo:paragraph-rsid="000abc54"/>
    </style:style>
    <style:style style:name="P6" style:family="paragraph" style:parent-style-name="Text_20_body">
      <style:text-properties officeooo:rsid="000ad07d" officeooo:paragraph-rsid="000ad07d"/>
    </style:style>
    <style:style style:name="P7" style:family="paragraph" style:parent-style-name="Text_20_body">
      <style:text-properties officeooo:rsid="000b634b" officeooo:paragraph-rsid="000b634b"/>
    </style:style>
    <style:style style:name="P8" style:family="paragraph" style:parent-style-name="Text_20_body">
      <style:text-properties officeooo:rsid="000ea1f0" officeooo:paragraph-rsid="000ea1f0"/>
    </style:style>
    <style:style style:name="P9" style:family="paragraph" style:parent-style-name="Text_20_body">
      <style:text-properties officeooo:rsid="000ef7db" officeooo:paragraph-rsid="000ef7db"/>
    </style:style>
    <style:style style:name="P10" style:family="paragraph" style:parent-style-name="Text_20_body">
      <style:text-properties officeooo:rsid="001033d4" officeooo:paragraph-rsid="001033d4"/>
    </style:style>
    <style:style style:name="P11" style:family="paragraph" style:parent-style-name="Text_20_body">
      <style:text-properties officeooo:rsid="00104dd2" officeooo:paragraph-rsid="00104dd2"/>
    </style:style>
    <style:style style:name="P12" style:family="paragraph" style:parent-style-name="Heading_20_1">
      <style:text-properties fo:font-size="30.2000007629395pt" officeooo:rsid="000cf4da" officeooo:paragraph-rsid="000cf4da" style:font-size-asian="18.2000007629395pt" style:font-size-complex="18.2000007629395pt"/>
    </style:style>
    <style:style style:name="P13" style:family="paragraph" style:parent-style-name="Text_20_body" style:list-style-name="L1">
      <style:text-properties officeooo:rsid="0007021c" officeooo:paragraph-rsid="0007021c"/>
    </style:style>
    <style:style style:name="P14" style:family="paragraph" style:parent-style-name="Text_20_body" style:list-style-name="L2">
      <style:text-properties officeooo:rsid="00084432" officeooo:paragraph-rsid="00084432"/>
    </style:style>
    <style:style style:name="P15" style:family="paragraph" style:parent-style-name="Text_20_body">
      <style:text-properties officeooo:rsid="000b634b" officeooo:paragraph-rsid="000b634b"/>
    </style:style>
    <style:style style:name="P16" style:family="paragraph" style:parent-style-name="Text_20_body">
      <style:text-properties officeooo:rsid="00114e5d" officeooo:paragraph-rsid="00114e5d"/>
    </style:style>
    <style:style style:name="T1" style:family="text">
      <style:text-properties officeooo:rsid="00084432"/>
    </style:style>
    <style:style style:name="T2" style:family="text">
      <style:text-properties officeooo:rsid="0008796b"/>
    </style:style>
    <style:style style:name="T3" style:family="text">
      <style:text-properties officeooo:rsid="0009fb10"/>
    </style:style>
    <style:style style:name="T4" style:family="text">
      <style:text-properties officeooo:rsid="000abc54"/>
    </style:style>
    <style:style style:name="T5" style:family="text">
      <style:text-properties officeooo:rsid="001033d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El dilema de un origen</text:h>
      <text:h text:style-name="Heading_20_1" text:outline-level="1">Herramientas a utilizar</text:h>
      <text:p text:style-name="P1">El lenguaje que utilizamos para hacer la aventura gráfica es Javascript, lo elegimos porque es un lenguaje que permite hacer aplicaciones web, y así poder usar el juego sin la necesidad de descargarlo. Otras ventajas que tiene el lenguaje:</text:p>
      <text:list xml:id="list1402244295565944117" text:style-name="L1">
        <text:list-item>
          <text:p text:style-name="P13">No es muy complejo</text:p>
        </text:list-item>
        <text:list-item>
          <text:p text:style-name="P13">Es ampliamente utilizado para este tipo de aplicaciones</text:p>
        </text:list-item>
        <text:list-item>
          <text:p text:style-name="P13">Es código libre</text:p>
        </text:list-item>
        <text:list-item>
          <text:p text:style-name="P13">Hay mucha información sobre cómo usarlo</text:p>
        </text:list-item>
        <text:list-item>
          <text:p text:style-name="P13">Tiene muchas librerías, implementaciones, etc. Para elegir</text:p>
        </text:list-item>
        <text:list-item>
          <text:p text:style-name="P13">No hace falta descargar nada para ejecutar las aplicaciones porque está incluido en todos los navegadores</text:p>
        </text:list-item>
      </text:list>
      <text:p text:style-name="P1">Otro lenguaje que podríamos haber utilizado es Java, porque ya lo había estado usando, <text:span text:style-name="T3">se me hace mucho más fácil Java que Javascript</text:span>. Pero se necesita descargar Java para correr las aplicaciones, y las aplicaciones web son más complicadas de iniciar (antes de iniciarse muestran advertencias de seguridad, se necesita permitirlas, etc.). Otra herramienta que ya había estado usando porque es muy fácil de aprender es Game Maker pero es de pago si se quieren utilizar todas sus funciones.</text:p>
      <text:p text:style-name="P2"><text:span text:style-name="T1">B</text:span>uscamos algún tipo de framework o <text:span text:style-name="T1">base para Javascript que contiene todas las herramientas específicas para la creación de juegos y así simplificamos muchísimo la creación de la aventura gráfica.</text:span></text:p>
      <text:p text:style-name="P3">Hay inmensa cantidad de éstos, algunos que comparamos son:</text:p>
      <text:list xml:id="list7494569913638097480" text:style-name="L2">
        <text:list-item>
          <text:p text:style-name="P14">CreateJS</text:p>
        </text:list-item>
        <text:list-item>
          <text:p text:style-name="P14">Canvas Engine</text:p>
        </text:list-item>
        <text:list-item>
          <text:p text:style-name="P14">Phaser</text:p>
        </text:list-item>
        <text:list-item>
          <text:p text:style-name="P14">Project Avian</text:p>
        </text:list-item>
        <text:list-item>
          <text:p text:style-name="P14">pixi.js</text:p>
        </text:list-item>
      </text:list>
      <text:p text:style-name="P3">Al final nos decidimos por Phaser porque es muy popular y tiene gran cantidad de guías y tutoriales. Además es gratis y código libre.</text:p>
      <text:p text:style-name="P3">Los tutoriales que utilizamos son:</text:p>
      <text:p text:style-name="P3"><text:a xlink:type="simple" xlink:href="http://www.photonstorm.com/phaser/tutorial-making-your-first-phaser-game" text:style-name="Internet_20_link" text:visited-style-name="Visited_20_Internet_20_Link">http://www.photonstorm.com/phaser/tutorial-making-your-first-phaser-game</text:a></text:p>
      <text:p text:style-name="P3"><text:a xlink:type="simple" xlink:href="http://gamedolph.in/tutorials/setting-up-a-phaser-project/" text:style-name="Internet_20_link" text:visited-style-name="Visited_20_Internet_20_Link">http://gamedolph.in/tutorials/setting-up-a-phaser-project/</text:a></text:p>
      <text:p text:style-name="P4">Y además utilizamos una plantilla que viene con Phaser: <text:a xlink:type="simple" xlink:href="https://github.com/photonstorm/phaser/tree/master/resources/Project%20Templates/Basic" text:style-name="Internet_20_link" text:visited-style-name="Visited_20_Internet_20_Link"><text:span text:style-name="T2">https://github.com/photonstorm/phaser/tree/master/resources/Project%20Templates/Basic</text:span></text:a></text:p>
      <text:p text:style-name="P3">Como editor de texto utilizamos Kate, porque viene preinstalado en KDE (Linux), es fácil de usar y tiene muchas funciones.</text:p>
      <text:p text:style-name="P3">Para probar el juego utilizamos Firefox, <text:span text:style-name="T4">la extensión Firebug y el menú "Inspeccionar elemento"</text:span></text:p>
      <text:p text:style-name="P5">Para realizar la fuente utilizamos la herramienta <text:a xlink:type="simple" xlink:href="http://www.myscriptfont.com/" text:style-name="Internet_20_link" text:visited-style-name="Visited_20_Internet_20_Link">www.myscriptfont.com</text:a> que te permite crear una <text:soft-page-break/>fuente de computadora escaneando la forma en la que uno escribe a mano. Posteriormente convertimos la fuente generada en formato TTF a imagen y así poder utilizarla en el juego en <text:a xlink:type="simple" xlink:href="http://kvazars.com/littera/" text:style-name="Internet_20_link" text:visited-style-name="Visited_20_Internet_20_Link">http://kvazars.com/littera/</text:a> <text:s/></text:p>
      <text:p text:style-name="P6">Para maquetar la historia usamos mapas conceptuales, la herramienta que elegimos para realizarlos es CmapTools</text:p>
      <text:p text:style-name="P7">Para facilitar la programación usamos Git, que es un programa que maneja todos los cambios que le vamos haciendo al proyecto permitiendo volver a atras modificaciones realizadas en el proyecto, aprendi a usarlo usando este tutorial: <text:a xlink:type="simple" xlink:href="https://try.github.io/levels/1/challenges/1" text:style-name="Internet_20_link" text:visited-style-name="Visited_20_Internet_20_Link">https://try.github.io/levels/1/challenges/1</text:a></text:p>
      <text:p text:style-name="P7">Git es necesario para usar GitHub, que es una página en donde se pueden almacenar proyectos manejados con Git, crearles un sitio web, y además permite que todas las personas puedan ver el código fuente del proyecto. Usamos GitHub como servidor porque es gratis y permite que las personas vean el código</text:p>
      <text:p text:style-name="P16">Para crear la pagina seguí esta guía: http://www.thinkful.com/learn/a-guide-to-using-github-pages/start/</text:p>
      <text:p text:style-name="P7"/>
      <text:p text:style-name="P7"/>
      <text:p text:style-name="P7"/>
      <text:p text:style-name="P7"/>
      <text:p text:style-name="P8">Se da cuenta que es adoptada porque no tiene fotos de su madre embarazada, su madre no puede tener hijos, sus padres son bastante viejos</text:p>
      <text:p text:style-name="P8"/>
      <text:p text:style-name="P8">Empieza hablando con la madre</text:p>
      <text:p text:style-name="P8">Le pregunta por qué no tiene fotos de cuando estaba embarazada, comienza a sospechar</text:p>
      <text:p text:style-name="P8">Le pregunta por que no tiene hermanos, le dice porque tiene una enfermedad</text:p>
      <text:p text:style-name="P8"/>
      <text:p text:style-name="P9">M: Como te fue hoy en el colegio?</text:p>
      <text:p text:style-name="P9">E: Bien, conocí un montón de chicos nuevos</text:p>
      <text:p text:style-name="P9">Nos presentamos con los otros chicos para conocernos, para conocernos mejor la profe de tarea nos pidió que llevemos fotos de nosotros con la familia</text:p>
      <text:p text:style-name="P9">M: <text:span text:style-name="T5">[Nerviosa] Uuuuy, ¿Es obligación? ¿Para cuando es?</text:span></text:p>
      <text:p text:style-name="P10">E: Es para la semana que viene, ¿Pero lo podemos hacer ahora así ya está?</text:p>
      <text:p text:style-name="P10">M: Esperá que venga papá así nos ayuda, lo hacemos esta tarde</text:p>
      <text:p text:style-name="P11">[Se pone en negro, vuelve cuando Estefania esta hacien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0M27S</meta:editing-duration>
    <meta:editing-cycles>12</meta:editing-cycles>
    <meta:generator>LibreOffice/4.3.1.2$Linux_X86_64 LibreOffice_project/430m0$Build-2</meta:generator>
    <dc:date>2014-09-23T15:27:03.204637105</dc:date>
    <meta:document-statistic meta:table-count="0" meta:image-count="0" meta:object-count="0" meta:page-count="2" meta:paragraph-count="40" meta:word-count="601" meta:character-count="3916" meta:non-whitespace-character-count="3364"/>
    <meta:user-defined meta:name="Info 1"/>
    <meta:user-defined meta:name="Info 2"/>
    <meta:user-defined meta:name="Info 3"/>
    <meta:user-defined meta:name="Info 4"/>
  </office:meta>
</office:document-meta>
</file>